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LEON BUSTILLOS YISENIA TANI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N MARTIN DE 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LEON BUSTILLOS YISENIA TANI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COBB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ATO BB PEKIN:</text:p>
          </table:table-cell>
          <table:table-cell table:style-name="Tabla1.B9" office:value-type="string">
            <text:p text:style-name="P1">80</text:p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AVICOL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8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18:18:0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